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2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7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8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8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02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1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05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0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5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9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5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</office:automatic-styles>
  <office:body>
    <office:presentation>
      <draw:page draw:name="Slide366" draw:style-name="a356" draw:master-page-name="Master1-Layout2-obj-Title-and-Content" presentation:presentation-page-layout-name="Master1-PPL2" draw:id="Slide-621">
        <draw:custom-shape svg:x="1.04592in" svg:y="2.91122in" svg:width="10.78379in" svg:height="0.70874in" draw:id="id63" draw:style-name="a359" draw:name="Pfeil nach rechts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4" draw:style-name="a362" draw:name="Textfeld 16" svg:x="5.42299in" svg:y="2.25564in" svg:width="1.7429in" svg:height="0.63952in">
          <draw:text-box>
            <text:p text:style-name="a361" text:class-names="" text:cond-style-name=""><text:span text:style-name="a360" text:class-names="">C++20</text:span></text:p>
          </draw:text-box>
          <svg:title/>
          <svg:desc/>
        </draw:frame>
        <draw:frame draw:id="id65" draw:style-name="a365" draw:name="Textfeld 20" svg:x="5.85875in" svg:y="3.09067in" svg:width="0.63671in" svg:height="0.33659in">
          <draw:text-box>
            <text:p text:style-name="a364" text:class-names="" text:cond-style-name=""><text:span text:style-name="a363" text:class-names="">2020</text:span></text:p>
          </draw:text-box>
          <svg:title/>
          <svg:desc/>
        </draw:frame>
        <draw:frame draw:id="id66" draw:style-name="a386" draw:name="Textfeld 23" svg:x="1.742in" svg:y="3.72495in" svg:width="1.81122in" svg:height="1.41367in">
          <draw:text-box>
            <text:p text:style-name="a367" text:class-names="" text:cond-style-name=""><text:span text:style-name="a366" text:class-names="">The Big Four</text:span></text:p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Concepts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Ranges library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Coroutines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Modules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/></text:p>
              </text:list-item>
            </text:list>
          </draw:text-box>
          <svg:title/>
          <svg:desc/>
        </draw:frame>
        <draw:frame draw:id="id67" draw:style-name="a418" draw:name="Textfeld 23" svg:x="8.51864in" svg:y="3.72781in" svg:width="2.97198in" svg:height="2.25514in">
          <draw:text-box>
            <text:p text:style-name="a388" text:class-names="" text:cond-style-name=""><text:span text:style-name="a387" text:class-names="">Concurrency</text:span></text:p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std::atomic_ref&lt;T&gt;</text:span></text:p>
              </text:list-item>
            </text:list>
            <text:list text:style-name="a399">
              <text:list-item>
                <text:p text:style-name="a398" text:class-names="" text:cond-style-name=""><text:span text:style-name="a395" text:class-names="">std::atomic&lt;std::shared_ptr&lt;T&gt;&gt;<text:s text:c="1"/></text:span><text:span text:style-name="a396" text:class-names="">and</text:span><text:span text:style-name="a397" text:class-names=""><text:s text:c="1"/>std::atomic&lt;std::weak_ptr&lt;T&gt;&gt;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Floating point atomics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Waiting on atomics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Semaphores, latches, and barriers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std::jthread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</draw:text-box>
          <svg:title/>
          <svg:desc/>
        </draw:frame>
        <draw:frame draw:id="id68" draw:style-name="a445" draw:name="Textfeld 23" svg:x="6.16629in" svg:y="3.72517in" svg:width="2.16485in" svg:height="1.91855in">
          <draw:text-box>
            <text:p text:style-name="a420" text:class-names="" text:cond-style-name=""><text:span text:style-name="a419" text:class-names="">Library</text:span></text:p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Calendar and time-zone</text:span></text:p>
              </text:list-item>
            </text:list>
            <text:list text:style-name="a430">
              <text:list-item>
                <text:p text:style-name="a429" text:class-names="" text:cond-style-name=""><text:span text:style-name="a427" text:class-names="">std::span<text:s text:c="1"/></text:span><text:span text:style-name="a428" text:class-names="">as a view on a contiguous array</text:span></text:p>
              </text:list-item>
            </text:list>
            <text:list text:style-name="a437">
              <text:list-item>
                <text:p text:style-name="a436" text:class-names="" text:cond-style-name=""><text:span text:style-name="a431" text:class-names="">constexpr</text:span><text:span text:style-name="a432" text:class-names=""><text:s text:c="1"/>containers such as<text:s text:c="1"/></text:span><text:span text:style-name="a433" text:class-names="">std::string<text:s text:c="1"/></text:span><text:span text:style-name="a434" text:class-names="">and<text:s text:c="1"/></text:span><text:span text:style-name="a435" text:class-names="">std::vector</text:span></text:p>
              </text:list-item>
            </text:list>
            <text:list text:style-name="a441">
              <text:list-item>
                <text:p text:style-name="a440" text:class-names="" text:cond-style-name=""><text:span text:style-name="a438" text:class-names="">std::format</text:span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  <draw:frame draw:id="id69" draw:style-name="a487" draw:name="Textfeld 23" svg:x="3.48396in" svg:y="3.71053in" svg:width="2.49104in" svg:height="2.59173in">
          <draw:text-box>
            <text:p text:style-name="a447" text:class-names="" text:cond-style-name=""><text:span text:style-name="a446" text:class-names="">Core Language</text:span></text:p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Three-way comparison operator</text:span><text:span text:style-name="a452" text:class-names="">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Strings literals as template parameters</text:span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constexpr</text:span><text:span text:style-name="a459" text:class-names=""><text:s text:c="1"/>virtual functions</text:span></text:p>
              </text:list-item>
            </text:list>
            <text:list text:style-name="a465">
              <text:list-item>
                <text:p text:style-name="a464" text:class-names="" text:cond-style-name=""><text:span text:style-name="a462" text:class-names="">Redefinition of<text:s text:c="1"/></text:span><text:span text:style-name="a463" text:class-names="">volatile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esignated initializers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Various lambda improvements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New standard attributes</text:span></text:p>
              </text:list-item>
            </text:list>
            <text:list text:style-name="a480">
              <text:list-item>
                <text:p text:style-name="a479" text:class-names="" text:cond-style-name=""><text:span text:style-name="a475" text:class-names="">consteval</text:span><text:span text:style-name="a476" text:class-names=""><text:s text:c="1"/>and<text:s text:c="1"/></text:span><text:span text:style-name="a477" text:class-names="">constinit</text:span><text:span text:style-name="a478" text:class-names=""><text:s text:c="1"/>keyword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std::source_location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.03.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.03.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.03.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.03.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.03.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.03.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.03.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.03.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.03.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.03.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.03.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.03.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iner Grimm</meta:initial-creator>
    <dc:creator>Rainer Grimm</dc:creator>
    <meta:creation-date>2019-10-17T19:55:51Z</meta:creation-date>
    <dc:date>2020-03-20T10:13:47Z</dc:date>
    <meta:editing-cycles>3</meta:editing-cycles>
    <meta:editing-duration>PT0S</meta:editing-duration>
    <meta:document-statistic meta:paragraph-count="33" meta:word-count="122"/>
  </office:meta>
</office:document-meta>
</file>